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DC000005DC681C4927.png"/>
  <manifest:file-entry manifest:media-type="image/png" manifest:full-path="Pictures/10000000000005CD000004E7C7868E7F.png"/>
  <manifest:file-entry manifest:media-type="image/png" manifest:full-path="Pictures/10000000000003E9000003E92E342E5D.png"/>
  <manifest:file-entry manifest:media-type="image/png" manifest:full-path="Pictures/10000000000000C6000000F1ECA93916.png"/>
  <manifest:file-entry manifest:media-type="image/png" manifest:full-path="Pictures/10000000000000A7000000F480428CA6.png"/>
  <manifest:file-entry manifest:media-type="image/png" manifest:full-path="Pictures/10000000000000C6000000F3D1E92A3C.png"/>
  <manifest:file-entry manifest:media-type="image/png" manifest:full-path="Pictures/1000000000000280000002802D9AA07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16.6cm, 0cm)" draw:image-opacity="100%" style:mirror="non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3.96cm, 10.56cm, 2.641cm, 10.56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5.941cm, 1.981cm, 21.781cm, 1.98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022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579cm" svg:height="4.856cm" svg:x="6.7cm" svg:y="2.344cm">
          <draw:image xlink:href="Pictures/10000000000005CD000004E7C7868E7F.png" xlink:type="simple" xlink:show="embed" xlink:actuate="onLoad">
            <text:p/>
          </draw:image>
        </draw:frame>
        <draw:frame draw:style-name="gr2" draw:text-style-name="P1" draw:layer="layout" svg:width="0.539cm" svg:height="1.989cm" draw:transform="rotate (1.5707963267946) translate (1.329cm 6.915cm)">
          <draw:image xlink:href="Pictures/10000000000003E9000003E92E342E5D.png" xlink:type="simple" xlink:show="embed" xlink:actuate="onLoad">
            <text:p/>
          </draw:image>
        </draw:frame>
        <draw:frame draw:style-name="gr2" draw:text-style-name="P1" draw:layer="layout" svg:width="0.539cm" svg:height="1.989cm" draw:transform="rotate (1.5707963267946) translate (1.311cm 7.839cm)">
          <draw:image xlink:href="Pictures/10000000000003E9000003E92E342E5D.png" xlink:type="simple" xlink:show="embed" xlink:actuate="onLoad">
            <text:p/>
          </draw:image>
        </draw:frame>
        <draw:frame draw:style-name="gr2" draw:text-style-name="P1" draw:layer="layout" svg:width="0.539cm" svg:height="1.989cm" draw:transform="rotate (1.5707963267946) translate (1.218cm 8.839cm)">
          <draw:image xlink:href="Pictures/10000000000003E9000003E92E342E5D.png" xlink:type="simple" xlink:show="embed" xlink:actuate="onLoad">
            <text:p/>
          </draw:image>
        </draw:frame>
        <draw:frame draw:style-name="gr2" draw:text-style-name="P1" draw:layer="layout" svg:width="0.539cm" svg:height="1.989cm" draw:transform="rotate (1.5707963267946) translate (1.2cm 9.763cm)">
          <draw:image xlink:href="Pictures/10000000000003E9000003E92E342E5D.png" xlink:type="simple" xlink:show="embed" xlink:actuate="onLoad">
            <text:p/>
          </draw:image>
        </draw:frame>
        <draw:frame draw:style-name="gr2" draw:text-style-name="P1" draw:layer="layout" svg:width="0.539cm" svg:height="1.989cm" draw:transform="rotate (1.5707963267946) translate (1.411cm 5.076cm)">
          <draw:image xlink:href="Pictures/10000000000003E9000003E92E342E5D.png" xlink:type="simple" xlink:show="embed" xlink:actuate="onLoad">
            <text:p/>
          </draw:image>
        </draw:frame>
        <draw:frame draw:style-name="gr2" draw:text-style-name="P1" draw:layer="layout" svg:width="0.539cm" svg:height="1.989cm" draw:transform="rotate (1.5707963267946) translate (1.393cm 6cm)">
          <draw:image xlink:href="Pictures/10000000000003E9000003E92E342E5D.png" xlink:type="simple" xlink:show="embed" xlink:actuate="onLoad">
            <text:p/>
          </draw:image>
        </draw:frame>
        <draw:frame draw:style-name="gr3" draw:text-style-name="P1" draw:layer="layout" svg:width="5.238cm" svg:height="6.428cm" svg:x="1.3cm" svg:y="15.172cm">
          <draw:image xlink:href="Pictures/10000000000000C6000000F3D1E92A3C.png" xlink:type="simple" xlink:show="embed" xlink:actuate="onLoad">
            <text:p/>
          </draw:image>
        </draw:frame>
        <draw:frame draw:style-name="gr3" draw:text-style-name="P1" draw:layer="layout" svg:width="1.473cm" svg:height="1.793cm" svg:x="6.8cm" svg:y="17.6cm">
          <draw:image xlink:href="Pictures/10000000000000C6000000F1ECA93916.png" xlink:type="simple" xlink:show="embed" xlink:actuate="onLoad">
            <text:p/>
          </draw:image>
        </draw:frame>
        <draw:frame draw:style-name="gr3" draw:text-style-name="P1" draw:layer="layout" svg:width="1.933cm" svg:height="1.933cm" svg:x="2.78cm" svg:y="11.867cm">
          <draw:image xlink:href="Pictures/1000000000000280000002802D9AA073.png" xlink:type="simple" xlink:show="embed" xlink:actuate="onLoad">
            <text:p/>
          </draw:image>
        </draw:frame>
        <draw:frame draw:style-name="gr3" draw:text-style-name="P1" draw:layer="layout" svg:width="1.933cm" svg:height="1.933cm" svg:x="4.867cm" svg:y="11.867cm">
          <draw:image xlink:href="Pictures/1000000000000280000002802D9AA073.png" xlink:type="simple" xlink:show="embed" xlink:actuate="onLoad">
            <text:p/>
          </draw:image>
        </draw:frame>
        <draw:frame draw:style-name="gr3" draw:text-style-name="P1" draw:layer="layout" svg:width="4.418cm" svg:height="6.455cm" svg:x="14.5cm" svg:y="12.945cm">
          <draw:image xlink:href="Pictures/10000000000000A7000000F480428CA6.png" xlink:type="simple" xlink:show="embed" xlink:actuate="onLoad">
            <text:p/>
          </draw:image>
        </draw:frame>
        <draw:frame draw:style-name="gr4" draw:text-style-name="P1" draw:layer="layout" svg:width="6.3cm" svg:height="2.108cm" svg:x="13.4cm" svg:y="10.592cm">
          <draw:image xlink:href="Pictures/10000000000005DC000005DC681C4927.png" xlink:type="simple" xlink:show="embed" xlink:actuate="onLoad">
            <text:p/>
          </draw:image>
        </draw:frame>
        <draw:frame draw:style-name="gr5" draw:layer="layout" svg:width="8.494cm" svg:height="3.569cm" draw:transform="rotate (-0.00366519143037383) translate (4.206cm 7.4cm)">
          <draw:text-box>
            <text:p><text:span text:style-name="T1">Must:</text:span></text:p>
            <text:p><text:span text:style-name="T1">6* HALL</text:span></text:p>
            <text:p><text:span text:style-name="T1">2* Button</text:span></text:p>
            <text:p><text:span text:style-name="T1">1*Battery</text:span></text:p>
            <text:p><text:span text:style-name="T1">Optiona;</text:span></text:p>
            <text:p><text:span text:style-name="T1">2 I2C for Disp &amp; IMU</text:span></text:p>
            <text:p><text:span text:style-name="T1">-Wakeup IMU</text:span></text:p>
          </draw:text-box>
        </draw:frame>
        <draw:frame draw:style-name="gr3" draw:text-style-name="P1" draw:layer="layout" svg:width="1.933cm" svg:height="1.933cm" svg:x="4.868cm" svg:y="11.868cm">
          <draw:image xlink:href="Pictures/1000000000000280000002802D9AA073.png" xlink:type="simple" xlink:show="embed" xlink:actuate="onLoad">
            <text:p/>
          </draw:image>
        </draw:frame>
        <draw:frame draw:style-name="gr3" draw:text-style-name="P1" draw:layer="layout" svg:width="1.933cm" svg:height="1.933cm" svg:x="12.3cm" svg:y="14.9cm">
          <draw:image xlink:href="Pictures/1000000000000280000002802D9AA073.png" xlink:type="simple" xlink:show="embed" xlink:actuate="onLoad">
            <text:p/>
          </draw:image>
        </draw:frame>
        <draw:frame draw:style-name="gr3" draw:text-style-name="P1" draw:layer="layout" svg:width="1.933cm" svg:height="1.933cm" svg:x="12.2cm" svg:y="13.067cm">
          <draw:image xlink:href="Pictures/1000000000000280000002802D9AA07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stel Baus</meta:initial-creator>
    <meta:creation-date>2023-09-14T16:56:57.24</meta:creation-date>
    <dc:date>2023-09-14T17:06:06.68</dc:date>
    <dc:creator>Bastel Baus</dc:creator>
    <meta:editing-duration>PT9M9S</meta:editing-duration>
    <meta:editing-cycles>3</meta:editing-cycles>
    <meta:generator>OpenOffice/4.1.13$Win32 OpenOffice.org_project/4113m1$Build-9810</meta:generator>
    <meta:document-statistic meta:object-count="17"/>
  </office:meta>
</office:document-meta>
</file>